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12cm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6.985cm" svg:height="1.905cm" svg:x="11.16cm" svg:y="2.27cm">
          <draw:text-box>
            <text:p text:style-name="P1">Sum of the frequency values of each word</text:p>
          </draw:text-box>
        </draw:frame>
        <draw:frame draw:style-name="gr2" draw:layer="layout" svg:width="5.328cm" svg:height="0.962cm" svg:x="11.795cm" svg:y="4.483cm">
          <draw:text-box>
            <text:p>Number of words</text:p>
          </draw:text-box>
        </draw:frame>
        <draw:frame draw:style-name="gr3" draw:layer="layout" svg:width="8.255cm" svg:height="0.962cm" svg:x="2.27cm" svg:y="3.848cm">
          <draw:text-box>
            <text:p>Hebrew Reading Ease <text:s text:c="4"/>=</text:p>
          </draw:text-box>
        </draw:frame>
        <draw:line draw:style-name="gr4" draw:text-style-name="P1" draw:layer="layout" svg:x1="11.16cm" svg:y1="4.175cm" svg:x2="18.145cm" svg:y2="4.1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esse Griffin</meta:initial-creator>
    <meta:creation-date>2010-03-19T06:27:15</meta:creation-date>
    <dc:date>2010-03-19T06:32:37</dc:date>
    <dc:creator>Jesse Griffin</dc:creator>
    <meta:editing-duration>PT00H05M25S</meta:editing-duration>
    <meta:editing-cycles>1</meta:editing-cycles>
    <meta:document-statistic meta:object-count="4"/>
    <meta:generator>OpenOffice.org/3.1$Linux OpenOffice.org_project/310m19$Build-9420</meta:generator>
  </office:meta>
</office:document-meta>
</file>